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8.74mm" svg:y="1mm">
            <loext:p draw:notify-on-update-of-ranges="'cameraslog_5.log'.A2:'cameraslog_5.log'.A1001 'cameraslog_5.log'.B1:'cameraslog_5.log'.B1 'cameraslog_5.log'.B2:'cameraslog_5.log'.B100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604479" calcext:value-type="float">
            <text:p>15,6044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967477" calcext:value-type="float">
            <text:p>15,9674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726329" calcext:value-type="float">
            <text:p>15,7263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310311" calcext:value-type="float">
            <text:p>16,310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322392" calcext:value-type="float">
            <text:p>16,3223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003179" calcext:value-type="float">
            <text:p>16,0031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574162" calcext:value-type="float">
            <text:p>16,574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651287" calcext:value-type="float">
            <text:p>16,6512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2889" calcext:value-type="float">
            <text:p>16,6828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682889" calcext:value-type="float">
            <text:p>16,6828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682889" calcext:value-type="float">
            <text:p>16,6828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682889" calcext:value-type="float">
            <text:p>16,6828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318843" calcext:value-type="float">
            <text:p>17,3188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603898" calcext:value-type="float">
            <text:p>17,6038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706875" calcext:value-type="float">
            <text:p>17,706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128447" calcext:value-type="float">
            <text:p>18,1284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128447" calcext:value-type="float">
            <text:p>18,1284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128447" calcext:value-type="float">
            <text:p>18,1284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711445" calcext:value-type="float">
            <text:p>17,7114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634309" calcext:value-type="float">
            <text:p>17,6343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634309" calcext:value-type="float">
            <text:p>17,6343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574723" calcext:value-type="float">
            <text:p>17,5747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690795" calcext:value-type="float">
            <text:p>17,6907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.690795" calcext:value-type="float">
            <text:p>17,6907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910337" calcext:value-type="float">
            <text:p>16,9103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851022" calcext:value-type="float">
            <text:p>16,8510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851022" calcext:value-type="float">
            <text:p>16,8510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760934" calcext:value-type="float">
            <text:p>16,7609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760934" calcext:value-type="float">
            <text:p>16,7609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863998" calcext:value-type="float">
            <text:p>16,8639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863998" calcext:value-type="float">
            <text:p>16,8639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726588" calcext:value-type="float">
            <text:p>16,7265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615118" calcext:value-type="float">
            <text:p>16,6151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615118" calcext:value-type="float">
            <text:p>16,6151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615118" calcext:value-type="float">
            <text:p>16,6151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615118" calcext:value-type="float">
            <text:p>16,6151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518598" calcext:value-type="float">
            <text:p>16,5185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298476" calcext:value-type="float">
            <text:p>16,298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298476" calcext:value-type="float">
            <text:p>16,298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298476" calcext:value-type="float">
            <text:p>16,2984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505504" calcext:value-type="float">
            <text:p>16,505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505504" calcext:value-type="float">
            <text:p>16,505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.505504" calcext:value-type="float">
            <text:p>16,505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505504" calcext:value-type="float">
            <text:p>16,505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505504" calcext:value-type="float">
            <text:p>16,505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505504" calcext:value-type="float">
            <text:p>16,50550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732093" calcext:value-type="float">
            <text:p>16,7320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732093" calcext:value-type="float">
            <text:p>16,73209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062636" calcext:value-type="float">
            <text:p>17,0626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062636" calcext:value-type="float">
            <text:p>17,0626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.062636" calcext:value-type="float">
            <text:p>17,0626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062636" calcext:value-type="float">
            <text:p>17,0626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062636" calcext:value-type="float">
            <text:p>17,0626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645623" calcext:value-type="float">
            <text:p>16,6456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645623" calcext:value-type="float">
            <text:p>16,6456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645623" calcext:value-type="float">
            <text:p>16,6456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645623" calcext:value-type="float">
            <text:p>16,6456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399573" calcext:value-type="float">
            <text:p>16,3995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.399573" calcext:value-type="float">
            <text:p>16,3995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399573" calcext:value-type="float">
            <text:p>16,3995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554686" calcext:value-type="float">
            <text:p>16,5546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053233" calcext:value-type="float">
            <text:p>16,0532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.468203" calcext:value-type="float">
            <text:p>16,4682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.481144" calcext:value-type="float">
            <text:p>16,4811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.481144" calcext:value-type="float">
            <text:p>16,4811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.481144" calcext:value-type="float">
            <text:p>16,4811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.727217" calcext:value-type="float">
            <text:p>16,7272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727217" calcext:value-type="float">
            <text:p>16,7272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.780037" calcext:value-type="float">
            <text:p>16,7800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.915592" calcext:value-type="float">
            <text:p>16,9155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.915592" calcext:value-type="float">
            <text:p>16,9155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.915592" calcext:value-type="float">
            <text:p>16,9155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.915592" calcext:value-type="float">
            <text:p>16,9155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.915592" calcext:value-type="float">
            <text:p>16,9155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.370667" calcext:value-type="float">
            <text:p>16,3706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.370667" calcext:value-type="float">
            <text:p>16,3706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.370667" calcext:value-type="float">
            <text:p>16,3706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.370667" calcext:value-type="float">
            <text:p>16,3706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370667" calcext:value-type="float">
            <text:p>16,3706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428222" calcext:value-type="float">
            <text:p>16,4282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305633" calcext:value-type="float">
            <text:p>16,3056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558243" calcext:value-type="float">
            <text:p>16,5582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58243" calcext:value-type="float">
            <text:p>16,5582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558243" calcext:value-type="float">
            <text:p>16,5582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558243" calcext:value-type="float">
            <text:p>16,5582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558243" calcext:value-type="float">
            <text:p>16,5582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.558243" calcext:value-type="float">
            <text:p>16,5582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.473733" calcext:value-type="float">
            <text:p>16,4737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.473733" calcext:value-type="float">
            <text:p>16,4737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473733" calcext:value-type="float">
            <text:p>16,4737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.473733" calcext:value-type="float">
            <text:p>16,4737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435631" calcext:value-type="float">
            <text:p>16,4356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.435631" calcext:value-type="float">
            <text:p>16,4356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044894" calcext:value-type="float">
            <text:p>16,0448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.044894" calcext:value-type="float">
            <text:p>16,0448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974312" calcext:value-type="float">
            <text:p>15,9743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.845099" calcext:value-type="float">
            <text:p>15,84509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.845099" calcext:value-type="float">
            <text:p>15,84509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.644575" calcext:value-type="float">
            <text:p>15,644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644575" calcext:value-type="float">
            <text:p>15,6445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.658349" calcext:value-type="float">
            <text:p>15,6583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.295299" calcext:value-type="float">
            <text:p>15,29529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.268364" calcext:value-type="float">
            <text:p>15,2683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.268364" calcext:value-type="float">
            <text:p>15,2683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.268364" calcext:value-type="float">
            <text:p>15,2683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.268364" calcext:value-type="float">
            <text:p>15,2683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.268364" calcext:value-type="float">
            <text:p>15,2683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.28711" calcext:value-type="float">
            <text:p>15,287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.28711" calcext:value-type="float">
            <text:p>15,287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.28711" calcext:value-type="float">
            <text:p>15,287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.274087" calcext:value-type="float">
            <text:p>15,2740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274087" calcext:value-type="float">
            <text:p>15,2740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274087" calcext:value-type="float">
            <text:p>15,2740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.274087" calcext:value-type="float">
            <text:p>15,2740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.300956" calcext:value-type="float">
            <text:p>15,3009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.300956" calcext:value-type="float">
            <text:p>15,3009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.300956" calcext:value-type="float">
            <text:p>15,3009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.300956" calcext:value-type="float">
            <text:p>15,3009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.976941" calcext:value-type="float">
            <text:p>14,9769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976941" calcext:value-type="float">
            <text:p>14,9769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677368" calcext:value-type="float">
            <text:p>14,6773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.677368" calcext:value-type="float">
            <text:p>14,6773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677368" calcext:value-type="float">
            <text:p>14,6773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.677368" calcext:value-type="float">
            <text:p>14,6773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.677368" calcext:value-type="float">
            <text:p>14,6773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677368" calcext:value-type="float">
            <text:p>14,6773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677368" calcext:value-type="float">
            <text:p>14,67736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722855" calcext:value-type="float">
            <text:p>14,7228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463814" calcext:value-type="float">
            <text:p>14,4638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379363" calcext:value-type="float">
            <text:p>14,3793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379363" calcext:value-type="float">
            <text:p>14,3793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379363" calcext:value-type="float">
            <text:p>14,3793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366383" calcext:value-type="float">
            <text:p>14,36638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243801" calcext:value-type="float">
            <text:p>14,2438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.191801" calcext:value-type="float">
            <text:p>14,1918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.93191" calcext:value-type="float">
            <text:p>13,931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93191" calcext:value-type="float">
            <text:p>13,931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93191" calcext:value-type="float">
            <text:p>13,931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.016388" calcext:value-type="float">
            <text:p>14,0163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.016388" calcext:value-type="float">
            <text:p>14,0163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016388" calcext:value-type="float">
            <text:p>14,01638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757304" calcext:value-type="float">
            <text:p>13,757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757304" calcext:value-type="float">
            <text:p>13,757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757304" calcext:value-type="float">
            <text:p>13,757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757304" calcext:value-type="float">
            <text:p>13,757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.36183" calcext:value-type="float">
            <text:p>13,361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36183" calcext:value-type="float">
            <text:p>13,361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.426785" calcext:value-type="float">
            <text:p>13,426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523438" calcext:value-type="float">
            <text:p>13,5234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581903" calcext:value-type="float">
            <text:p>13,5819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581903" calcext:value-type="float">
            <text:p>13,58190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361866" calcext:value-type="float">
            <text:p>13,3618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.361866" calcext:value-type="float">
            <text:p>13,3618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.361866" calcext:value-type="float">
            <text:p>13,3618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.433302" calcext:value-type="float">
            <text:p>13,433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.433302" calcext:value-type="float">
            <text:p>13,433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.433302" calcext:value-type="float">
            <text:p>13,433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.433302" calcext:value-type="float">
            <text:p>13,433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.433302" calcext:value-type="float">
            <text:p>13,433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.433302" calcext:value-type="float">
            <text:p>13,433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.433302" calcext:value-type="float">
            <text:p>13,433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.503991" calcext:value-type="float">
            <text:p>13,5039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.503991" calcext:value-type="float">
            <text:p>13,5039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.432502" calcext:value-type="float">
            <text:p>13,4325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.432502" calcext:value-type="float">
            <text:p>13,4325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.231997" calcext:value-type="float">
            <text:p>13,2319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.192151" calcext:value-type="float">
            <text:p>13,1921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978565" calcext:value-type="float">
            <text:p>12,9785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803175" calcext:value-type="float">
            <text:p>12,8031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803175" calcext:value-type="float">
            <text:p>12,8031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401191" calcext:value-type="float">
            <text:p>12,4011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401191" calcext:value-type="float">
            <text:p>12,4011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401191" calcext:value-type="float">
            <text:p>12,4011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.433681" calcext:value-type="float">
            <text:p>12,4336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394688" calcext:value-type="float">
            <text:p>12,3946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070669" calcext:value-type="float">
            <text:p>12,0706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992696" calcext:value-type="float">
            <text:p>11,9926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992696" calcext:value-type="float">
            <text:p>11,9926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883106" calcext:value-type="float">
            <text:p>11,8831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883106" calcext:value-type="float">
            <text:p>11,8831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889571" calcext:value-type="float">
            <text:p>11,8895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889571" calcext:value-type="float">
            <text:p>11,8895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889571" calcext:value-type="float">
            <text:p>11,8895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889571" calcext:value-type="float">
            <text:p>11,8895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.883063" calcext:value-type="float">
            <text:p>11,8830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857094" calcext:value-type="float">
            <text:p>11,8570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.857094" calcext:value-type="float">
            <text:p>11,8570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.857094" calcext:value-type="float">
            <text:p>11,8570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.857094" calcext:value-type="float">
            <text:p>11,8570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.73448" calcext:value-type="float">
            <text:p>11,73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.728837" calcext:value-type="float">
            <text:p>11,7288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.728837" calcext:value-type="float">
            <text:p>11,7288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.728837" calcext:value-type="float">
            <text:p>11,7288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.728837" calcext:value-type="float">
            <text:p>11,7288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.728837" calcext:value-type="float">
            <text:p>11,7288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728837" calcext:value-type="float">
            <text:p>11,7288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.721471" calcext:value-type="float">
            <text:p>11,7214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.604525" calcext:value-type="float">
            <text:p>11,6045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.604525" calcext:value-type="float">
            <text:p>11,6045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.611817" calcext:value-type="float">
            <text:p>11,6118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.566392" calcext:value-type="float">
            <text:p>11,5663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.566392" calcext:value-type="float">
            <text:p>11,5663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.566392" calcext:value-type="float">
            <text:p>11,5663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.566392" calcext:value-type="float">
            <text:p>11,5663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.566392" calcext:value-type="float">
            <text:p>11,56639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.611901" calcext:value-type="float">
            <text:p>11,6119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.151418" calcext:value-type="float">
            <text:p>11,1514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957343" calcext:value-type="float">
            <text:p>10,9573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938629" calcext:value-type="float">
            <text:p>10,9386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.946099" calcext:value-type="float">
            <text:p>10,94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.906389" calcext:value-type="float">
            <text:p>10,906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634345" calcext:value-type="float">
            <text:p>10,634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.472833" calcext:value-type="float">
            <text:p>10,472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.297397" calcext:value-type="float">
            <text:p>10,2973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.297397" calcext:value-type="float">
            <text:p>10,2973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.303918" calcext:value-type="float">
            <text:p>10,3039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.174787" calcext:value-type="float">
            <text:p>10,174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.070027" calcext:value-type="float">
            <text:p>10,0700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998505" calcext:value-type="float">
            <text:p>9,9985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.030993" calcext:value-type="float">
            <text:p>10,030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.030993" calcext:value-type="float">
            <text:p>10,030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.030993" calcext:value-type="float">
            <text:p>10,030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.030993" calcext:value-type="float">
            <text:p>10,030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.030993" calcext:value-type="float">
            <text:p>10,030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.037479" calcext:value-type="float">
            <text:p>10,0374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.011502" calcext:value-type="float">
            <text:p>10,0115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920526" calcext:value-type="float">
            <text:p>9,920526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9:59.06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20:10.874000000</dc:date>
    <meta:editing-duration>PT1M21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2:'cameraslog_5.log'.C1001 'cameraslog_5.log'.B1:'cameraslog_5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15.604479">
                <text:p>15.604479</text:p>
                <draw:g>
                  <svg:desc>'cameraslog_5.log'.B2:'cameraslog_5.log'.B1001</svg:desc>
                </draw:g>
              </table:table-cell>
              <table:table-cell office:value-type="float" office:value="19">
                <text:p>19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967477">
                <text:p>15.9674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726329">
                <text:p>15.7263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.310311">
                <text:p>16.3103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322392">
                <text:p>16.3223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.003179">
                <text:p>16.0031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.574162">
                <text:p>16.574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.651287">
                <text:p>16.6512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6.682889">
                <text:p>16.6828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.682889">
                <text:p>16.6828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.682889">
                <text:p>16.6828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.682889">
                <text:p>16.6828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.318843">
                <text:p>17.318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.603898">
                <text:p>17.6038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.706875">
                <text:p>17.706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.128447">
                <text:p>18.1284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.128447">
                <text:p>18.1284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.128447">
                <text:p>18.1284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.711445">
                <text:p>17.7114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634309">
                <text:p>17.6343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.634309">
                <text:p>17.6343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.574723">
                <text:p>17.5747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.690795">
                <text:p>17.6907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.690795">
                <text:p>17.6907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.910337">
                <text:p>16.9103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.851022">
                <text:p>16.8510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851022">
                <text:p>16.8510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760934">
                <text:p>16.760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760934">
                <text:p>16.760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.863998">
                <text:p>16.8639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863998">
                <text:p>16.8639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.726588">
                <text:p>16.7265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.615118">
                <text:p>16.615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615118">
                <text:p>16.615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.615118">
                <text:p>16.615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.615118">
                <text:p>16.615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.518598">
                <text:p>16.518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.298476">
                <text:p>16.298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.298476">
                <text:p>16.298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.298476">
                <text:p>16.2984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.505504">
                <text:p>16.505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.505504">
                <text:p>16.505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6.505504">
                <text:p>16.505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.505504">
                <text:p>16.505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.505504">
                <text:p>16.505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.505504">
                <text:p>16.5055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.732093">
                <text:p>16.7320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732093">
                <text:p>16.7320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.062636">
                <text:p>17.0626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062636">
                <text:p>17.0626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7.062636">
                <text:p>17.0626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7.062636">
                <text:p>17.0626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7.062636">
                <text:p>17.0626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.645623">
                <text:p>16.6456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6.645623">
                <text:p>16.6456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.645623">
                <text:p>16.6456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.645623">
                <text:p>16.6456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.399573">
                <text:p>16.3995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6.399573">
                <text:p>16.3995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.399573">
                <text:p>16.3995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6.554686">
                <text:p>16.5546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6.053233">
                <text:p>16.0532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6.468203">
                <text:p>16.4682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.481144">
                <text:p>16.481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.481144">
                <text:p>16.481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6.481144">
                <text:p>16.481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6.727217">
                <text:p>16.727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6.727217">
                <text:p>16.727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.780037">
                <text:p>16.7800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6.915592">
                <text:p>16.9155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6.915592">
                <text:p>16.9155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6.915592">
                <text:p>16.9155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6.915592">
                <text:p>16.9155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6.915592">
                <text:p>16.9155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6.370667">
                <text:p>16.370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.370667">
                <text:p>16.370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.370667">
                <text:p>16.370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.370667">
                <text:p>16.370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6.370667">
                <text:p>16.370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6.428222">
                <text:p>16.4282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6.305633">
                <text:p>16.3056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6.558243">
                <text:p>16.558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6.558243">
                <text:p>16.558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6.558243">
                <text:p>16.558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6.558243">
                <text:p>16.558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6.558243">
                <text:p>16.558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6.558243">
                <text:p>16.5582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6.473733">
                <text:p>16.4737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.473733">
                <text:p>16.4737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6.473733">
                <text:p>16.4737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6.473733">
                <text:p>16.4737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6.435631">
                <text:p>16.4356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6.435631">
                <text:p>16.4356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6.044894">
                <text:p>16.044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6.044894">
                <text:p>16.044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5.974312">
                <text:p>15.9743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5.845099">
                <text:p>15.8450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5.845099">
                <text:p>15.8450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.644575">
                <text:p>15.6445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.644575">
                <text:p>15.6445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5.658349">
                <text:p>15.6583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5.295299">
                <text:p>15.2952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5.268364">
                <text:p>15.2683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.268364">
                <text:p>15.2683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5.268364">
                <text:p>15.2683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.268364">
                <text:p>15.2683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.268364">
                <text:p>15.2683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5.28711">
                <text:p>15.287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.28711">
                <text:p>15.287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5.28711">
                <text:p>15.287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5.274087">
                <text:p>15.2740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5.274087">
                <text:p>15.2740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5.274087">
                <text:p>15.2740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5.274087">
                <text:p>15.2740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5.300956">
                <text:p>15.3009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5.300956">
                <text:p>15.3009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.300956">
                <text:p>15.3009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5.300956">
                <text:p>15.3009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.976941">
                <text:p>14.9769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4.976941">
                <text:p>14.9769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.677368">
                <text:p>14.677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.677368">
                <text:p>14.677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.677368">
                <text:p>14.677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.677368">
                <text:p>14.677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.677368">
                <text:p>14.677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4.677368">
                <text:p>14.677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.677368">
                <text:p>14.677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4.722855">
                <text:p>14.7228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4.463814">
                <text:p>14.4638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4.379363">
                <text:p>14.3793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4.379363">
                <text:p>14.3793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4.379363">
                <text:p>14.3793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.366383">
                <text:p>14.3663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.243801">
                <text:p>14.2438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.191801">
                <text:p>14.1918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.93191">
                <text:p>13.931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.93191">
                <text:p>13.931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.93191">
                <text:p>13.931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.016388">
                <text:p>14.0163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.016388">
                <text:p>14.0163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.016388">
                <text:p>14.0163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3.757304">
                <text:p>13.757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757304">
                <text:p>13.757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757304">
                <text:p>13.757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.757304">
                <text:p>13.757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.36183">
                <text:p>13.36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.36183">
                <text:p>13.361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.426785">
                <text:p>13.4267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.523438">
                <text:p>13.5234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.581903">
                <text:p>13.5819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.581903">
                <text:p>13.5819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.361866">
                <text:p>13.3618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3.361866">
                <text:p>13.3618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3.361866">
                <text:p>13.3618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.433302">
                <text:p>13.433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.433302">
                <text:p>13.433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.433302">
                <text:p>13.433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.433302">
                <text:p>13.433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3.433302">
                <text:p>13.433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3.433302">
                <text:p>13.433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3.433302">
                <text:p>13.433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3.503991">
                <text:p>13.5039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3.503991">
                <text:p>13.5039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3.432502">
                <text:p>13.4325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.432502">
                <text:p>13.4325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.231997">
                <text:p>13.2319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3.192151">
                <text:p>13.1921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.978565">
                <text:p>12.9785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.803175">
                <text:p>12.8031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.803175">
                <text:p>12.8031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.401191">
                <text:p>12.401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.401191">
                <text:p>12.401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.401191">
                <text:p>12.401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2.433681">
                <text:p>12.4336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2.394688">
                <text:p>12.3946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2.070669">
                <text:p>12.0706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992696">
                <text:p>11.9926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992696">
                <text:p>11.9926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.883106">
                <text:p>11.8831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.883106">
                <text:p>11.8831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.889571">
                <text:p>11.889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889571">
                <text:p>11.889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.889571">
                <text:p>11.889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.889571">
                <text:p>11.889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.883063">
                <text:p>11.8830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.857094">
                <text:p>11.8570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.857094">
                <text:p>11.8570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.857094">
                <text:p>11.8570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.857094">
                <text:p>11.8570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.73448">
                <text:p>11.734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.728837">
                <text:p>11.728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.728837">
                <text:p>11.728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.728837">
                <text:p>11.728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.728837">
                <text:p>11.728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1.728837">
                <text:p>11.728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.728837">
                <text:p>11.7288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1.721471">
                <text:p>11.7214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1.604525">
                <text:p>11.6045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1.604525">
                <text:p>11.6045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1.611817">
                <text:p>11.6118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.566392">
                <text:p>11.5663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1.566392">
                <text:p>11.5663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.566392">
                <text:p>11.5663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1.566392">
                <text:p>11.5663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1.566392">
                <text:p>11.5663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1.611901">
                <text:p>11.6119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1.151418">
                <text:p>11.15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0.957343">
                <text:p>10.9573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.938629">
                <text:p>10.9386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.946099">
                <text:p>10.9460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0.906389">
                <text:p>10.906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0.634345">
                <text:p>10.634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.472833">
                <text:p>10.4728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0.297397">
                <text:p>10.297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.297397">
                <text:p>10.297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.303918">
                <text:p>10.303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0.174787">
                <text:p>10.174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0.070027">
                <text:p>10.070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998505">
                <text:p>9.9985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0.030993">
                <text:p>10.030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0.030993">
                <text:p>10.030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0.030993">
                <text:p>10.030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0.030993">
                <text:p>10.030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0.030993">
                <text:p>10.030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0.037479">
                <text:p>10.037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0.011502">
                <text:p>10.0115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.920526">
                <text:p>9.92052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